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T1" style:family="text">
      <style:text-properties officeooo:rsid="00135c4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Weekend Assignment:</text:span></text:h>
      <text:p text:style-name="Text_20_body"><text:span text:style-name="Strong_20_Emphasis">Total Questions:</text:span> <text:span text:style-name="T1">2</text:span><text:line-break/><text:span text:style-name="Strong_20_Emphasis">Instructions:</text:span></text:p>
      <text:list text:style-name="L1">
        <text:list-item>
          <text:p text:style-name="P1">Implement each function to meet its specification.</text:p>
        </text:list-item>
        <text:list-item>
          <text:p text:style-name="P1">Test your functions with the provided example cases.</text:p>
        </text:list-item>
        <text:list-item>
          <text:p text:style-name="P1">Include error handling where necessary using <text:span text:style-name="Source_20_Text">try/except</text:span> and <text:span text:style-name="Source_20_Text">assert</text:span>.</text:p>
        </text:list-item>
      </text:list>
      <text:p text:style-name="Horizontal_20_Line"/>
      <text:h text:style-name="Heading_20_3" text:outline-level="3">✅ <text:span text:style-name="Strong_20_Emphasis">Topic 13: Exceptions and Assertions</text:span></text:h>
      <text:p text:style-name="Horizontal_20_Line"/>
      <text:h text:style-name="Heading_20_3" text:outline-level="3"><text:span text:style-name="Strong_20_Emphasis">Q1. Implement the function that meets the specification below:</text:span></text:h>
      <text:p text:style-name="Preformatted_20_Text">python</text:p>
      <text:p text:style-name="Preformatted_20_Text">CopyEdit</text:p>
      <text:p text:style-name="P2"><text:span text:style-name="Source_20_Text">def safe_average(L):</text:span></text:p>
      <text:p text:style-name="P3"><text:span text:style-name="Source_20_Text"><text:s text:c="4"/>"""</text:span></text:p>
      <text:p text:style-name="P3"><text:span text:style-name="Source_20_Text"><text:s text:c="4"/>L is a list of numbers (ints or floats). It may be empty or contain non-numeric values.</text:span></text:p>
      <text:p text:style-name="P3"><text:span text:style-name="Source_20_Text"><text:s text:c="4"/></text:span></text:p>
      <text:p text:style-name="P3"><text:span text:style-name="Source_20_Text"><text:s text:c="4"/>Returns the average of all valid numeric elements in the list.</text:span></text:p>
      <text:p text:style-name="P3"><text:span text:style-name="Source_20_Text"><text:s text:c="4"/></text:span></text:p>
      <text:p text:style-name="P3"><text:span text:style-name="Source_20_Text"><text:s text:c="4"/>- Ignores non-numeric items using exception handling.</text:span></text:p>
      <text:p text:style-name="P3"><text:span text:style-name="Source_20_Text"><text:s text:c="4"/>- If there are no numeric elements, raises a ValueError.</text:span></text:p>
      <text:p text:style-name="P3"><text:span text:style-name="Source_20_Text"><text:s text:c="4"/>"""</text:span></text:p>
      <text:p text:style-name="P3"><text:span text:style-name="Source_20_Text"><text:s text:c="4"/># Your code here</text:span></text:p>
      <text:p text:style-name="P3"/>
      <text:p text:style-name="P3"><text:span text:style-name="Source_20_Text"># Examples:</text:span></text:p>
      <text:p text:style-name="P3"><text:span text:style-name="Source_20_Text">print(safe_average([10, 20, "thirty", 40])) <text:s/># prints 23.333...</text:span></text:p>
      <text:p text:style-name="P4"><text:span text:style-name="Source_20_Text">print(safe_average(["a", "b"])) <text:s text:c="13"/># raises ValueError</text:span></text:p>
      <text:p text:style-name="Horizontal_20_Line"/>
      <text:h text:style-name="Heading_20_3" text:outline-level="3"><text:span text:style-name="Strong_20_Emphasis">Q2. Implement the function that meets the specification below:</text:span></text:h>
      <text:p text:style-name="Preformatted_20_Text">python</text:p>
      <text:p text:style-name="Preformatted_20_Text">CopyEdit</text:p>
      <text:p text:style-name="P2"><text:span text:style-name="Source_20_Text">def validate_transaction(amounts):</text:span></text:p>
      <text:p text:style-name="P3"><text:span text:style-name="Source_20_Text"><text:s text:c="4"/>"""</text:span></text:p>
      <text:p text:style-name="P3"><text:span text:style-name="Source_20_Text"><text:s text:c="4"/>amounts is a non-empty list of positive integers or floats representing transaction values.</text:span></text:p>
      <text:p text:style-name="P3"><text:span text:style-name="Source_20_Text"><text:s text:c="4"/></text:span></text:p>
      <text:p text:style-name="P3"><text:span text:style-name="Source_20_Text"><text:s text:c="4"/>Uses assertions to ensure:</text:span></text:p>
      <text:p text:style-name="P3"><text:span text:style-name="Source_20_Text"><text:s text:c="4"/>- the list is not empty</text:span></text:p>
      <text:p text:style-name="P3"><text:span text:style-name="Source_20_Text"><text:s text:c="4"/>- all amounts are positive</text:span></text:p>
      <text:p text:style-name="P3"><text:span text:style-name="Source_20_Text"><text:s text:c="4"/>Returns the total amount.</text:span></text:p>
      <text:p text:style-name="P3"><text:span text:style-name="Source_20_Text"><text:s text:c="4"/></text:span></text:p>
      <text:p text:style-name="P3"><text:span text:style-name="Source_20_Text"><text:s text:c="4"/>Raises AssertionError with a message if validations fail.</text:span></text:p>
      <text:p text:style-name="P3"><text:span text:style-name="Source_20_Text"><text:s text:c="4"/>"""</text:span></text:p>
      <text:p text:style-name="P3"><text:soft-page-break/><text:span text:style-name="Source_20_Text"><text:s text:c="4"/># Your code here</text:span></text:p>
      <text:p text:style-name="P3"/>
      <text:p text:style-name="P3"><text:span text:style-name="Source_20_Text"># Examples:</text:span></text:p>
      <text:p text:style-name="P3"><text:span text:style-name="Source_20_Text">print(validate_transaction([100, 250.5, 89])) <text:s text:c="2"/># prints 439.5</text:span></text:p>
      <text:p text:style-name="P3"><text:span text:style-name="Source_20_Text">print(validate_transaction([])) <text:s text:c="15"/># raises AssertionError: "Transaction list is empty"</text:span></text:p>
      <text:p text:style-name="P4"><text:span text:style-name="Source_20_Text">print(validate_transaction([100, -50])) <text:s text:c="7"/># raises AssertionError: "Transaction amount must be positive"</text:span></text:p>
      <text:p text:style-name="Horizontal_20_Line"/>
      <text:h text:style-name="Heading_20_3" text:outline-level="3">✅ <text:span text:style-name="Strong_20_Emphasis">Topic 14: Dictionaries</text:span></text:h>
      <text:p text:style-name="Horizontal_20_Line"/>
      <text:h text:style-name="Heading_20_3" text:outline-level="3"><text:span text:style-name="Strong_20_Emphasis">Q3. Implement the function that meets the specification below:</text:span></text:h>
      <text:p text:style-name="Preformatted_20_Text">python</text:p>
      <text:p text:style-name="Preformatted_20_Text">CopyEdit</text:p>
      <text:p text:style-name="P2"><text:span text:style-name="Source_20_Text">def student_score_summary(scores, threshold):</text:span></text:p>
      <text:p text:style-name="P3"><text:span text:style-name="Source_20_Text"><text:s text:c="4"/>"""</text:span></text:p>
      <text:p text:style-name="P3"><text:span text:style-name="Source_20_Text"><text:s text:c="4"/>scores: a dictionary mapping student names (str) to total scores (int).</text:span></text:p>
      <text:p text:style-name="P3"><text:span text:style-name="Source_20_Text"><text:s text:c="4"/>threshold: an integer score threshold.</text:span></text:p>
      <text:p text:style-name="P3"><text:span text:style-name="Source_20_Text"><text:s text:c="4"/></text:span></text:p>
      <text:p text:style-name="P3"><text:span text:style-name="Source_20_Text"><text:s text:c="4"/>Returns a list of student names who scored above the threshold.</text:span></text:p>
      <text:p text:style-name="P3"><text:span text:style-name="Source_20_Text"><text:s text:c="4"/>The list should be sorted alphabetically.</text:span></text:p>
      <text:p text:style-name="P3"><text:span text:style-name="Source_20_Text"><text:s text:c="4"/>"""</text:span></text:p>
      <text:p text:style-name="P3"><text:span text:style-name="Source_20_Text"><text:s text:c="4"/># Your code here</text:span></text:p>
      <text:p text:style-name="P3"/>
      <text:p text:style-name="P3"><text:span text:style-name="Source_20_Text"># Examples:</text:span></text:p>
      <text:p text:style-name="P3"><text:span text:style-name="Source_20_Text">students = {"Alice": 85, "Bob": 92, "Charlie": 78, "Daisy": 95}</text:span></text:p>
      <text:p text:style-name="P3"><text:span text:style-name="Source_20_Text">print(student_score_summary(students, 80)) <text:s text:c="2"/># prints ['Alice', 'Bob', 'Daisy']</text:span></text:p>
      <text:p text:style-name="P4"><text:span text:style-name="Source_20_Text">print(student_score_summary(students, 100)) <text:s/># prints []</text:span></text:p>
      <text:p text:style-name="Horizontal_20_Line"/>
      <text:h text:style-name="Heading_20_3" text:outline-level="3"><text:span text:style-name="Strong_20_Emphasis">Q4. Implement the function that meets the specification below:</text:span></text:h>
      <text:p text:style-name="Preformatted_20_Text">python</text:p>
      <text:p text:style-name="Preformatted_20_Text">CopyEdit</text:p>
      <text:p text:style-name="P2"><text:span text:style-name="Source_20_Text">def merge_inventory(inv1, inv2):</text:span></text:p>
      <text:p text:style-name="P3"><text:span text:style-name="Source_20_Text"><text:s text:c="4"/>"""</text:span></text:p>
      <text:p text:style-name="P3"><text:span text:style-name="Source_20_Text"><text:s text:c="4"/>inv1 and inv2 are dictionaries mapping item names (str) to quantities (int).</text:span></text:p>
      <text:p text:style-name="P3"><text:span text:style-name="Source_20_Text"><text:s text:c="4"/></text:span></text:p>
      <text:p text:style-name="P3"><text:span text:style-name="Source_20_Text"><text:s text:c="4"/>Returns a new dictionary that combines both inventories.</text:span></text:p>
      <text:p text:style-name="P3"><text:span text:style-name="Source_20_Text"><text:s text:c="4"/>If an item appears in both, their quantities are summed.</text:span></text:p>
      <text:p text:style-name="P3"><text:span text:style-name="Source_20_Text"><text:s text:c="4"/>"""</text:span></text:p>
      <text:p text:style-name="P3"><text:span text:style-name="Source_20_Text"><text:s text:c="4"/># Your code here</text:span></text:p>
      <text:p text:style-name="P3"/>
      <text:p text:style-name="P3"><text:span text:style-name="Source_20_Text"># Examples:</text:span></text:p>
      <text:p text:style-name="P3"><text:span text:style-name="Source_20_Text">inv1 = {"pen": 10, "notebook": 5}</text:span></text:p>
      <text:p text:style-name="P3"><text:span text:style-name="Source_20_Text">inv2 = {"notebook": 3, "eraser": 7}</text:span></text:p>
      <text:p text:style-name="P4"><text:span text:style-name="Source_20_Text">print(merge_inventory(inv1, inv2)) <text:s/># prints {'pen': 10, 'notebook': 8, 'eraser': 7}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4:19:35.110950450</meta:creation-date>
    <dc:date>2025-07-04T14:30:20.479207763</dc:date>
    <meta:editing-duration>PT12S</meta:editing-duration>
    <meta:editing-cycles>1</meta:editing-cycles>
    <meta:document-statistic meta:table-count="0" meta:image-count="0" meta:object-count="0" meta:page-count="2" meta:paragraph-count="73" meta:word-count="357" meta:character-count="2645" meta:non-whitespace-character-count="2176"/>
    <meta:generator>LibreOffice/24.8.7.2$Linux_X86_64 LibreOffice_project/480$Build-2</meta:generator>
  </office:meta>
</office:document-meta>
</file>